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irements overview docuement (text, informal)</text:h>
      <text:p text:style-name="Text_20_body">Here we describe project in a page or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ssili Leonov</meta:initial-creator>
    <meta:creation-date>2011-04-18T11:35:04</meta:creation-date>
    <meta:document-statistic meta:table-count="0" meta:image-count="0" meta:object-count="0" meta:page-count="1" meta:paragraph-count="2" meta:word-count="14" meta:character-count="90"/>
    <dc:date>2011-04-18T11:36:31</dc:date>
    <dc:creator>Vassili Leonov</dc:creator>
    <meta:editing-duration>PT00H01M28S</meta:editing-duration>
    <meta:editing-cycles>1</meta:editing-cycles>
    <meta:generator>OpenOffice.org/3.1$Linux OpenOffice.org_project/310m19$Build-9420</meta:generator>
  </office:meta>
</office:document-meta>
</file>